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style-name="ce1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table:style-name="ce1" office:value-type="float" office:value="301" calcext:value-type="float">
            <text:p>301</text:p>
          </table:table-cell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NULL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NULL</text:p>
          </table:table-cell>
          <table:table-cell office:value-type="float" office:value="202" calcext:value-type="float">
            <text:p>202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table:style-name="ce1" office:value-type="float" office:value="202" calcext:value-type="float">
            <text:p>20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I = 1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’ = NUL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 = 30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’ = 2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=NUL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’ = 2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0:53:11.657719901</meta:creation-date>
    <dc:date>2023-07-16T11:03:16.509725102</dc:date>
    <meta:editing-duration>PT9M31S</meta:editing-duration>
    <meta:editing-cycles>4</meta:editing-cycles>
    <meta:generator>LibreOffice/7.4.7.2$Linux_X86_64 LibreOffice_project/40$Build-2</meta:generator>
    <meta:document-statistic meta:table-count="1" meta:cell-count="24" meta:object-count="0"/>
  </office:meta>
</office:document-meta>
</file>